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lexandria. Merveille parmi les merveilles. La capitale de ce pays d'hérétiques offrait pour le plaisir des yeux tout un éventail d'inventions plus ingénieuses les unes que les autres. Lorsque, comme Eléonore, vous étiez amatrice de technologie -dans tous les sens du terme, ce lieu avait tout d'un Éden. C'était les pupilles constamment écarquillées et une lueur d'émerveillement comme gravée à l'encre noir sur ses iris que la jeune femme sillonnait les rues de la métropole daënare, sans objectif précis. De l'architecture au mode de vie de ses habitants, tout dans cette ville la faisait frissonner d'excitation. A moins que ce ne soit à cause du malaise qu'elle ressentait en permanence depuis qu'elle avait mis le pied sur ce continent. La technologie était omniprésente ici, pour bonheur de son esprit et le malheur de son corps. Mais l'anomalie acceptait sa pénitence de bonne grâce. C'était un mal pour le plus grand Bien.</text:p>
      <text:p text:style-name="Standard"/>
      <text:p text:style-name="Standard">En effet, son voyage en contrée daënares n'était pas uniquement à vocation touristique. Si elle était là, ce n'était pas pour profiter de la gastronomie ou de l'hospitalité des hérétiques. Non, son objectif principal était d'emmagasiner le plus d'informations possibles sur la technologie, ses secrets de fabrication et le moyen d'en faire une arme pour Zagash. Et la meilleure solution pour ça, c'était de venir se servir directement à la source. </text:p>
      <text:p text:style-name="Standard"/>
      <text:p text:style-name="Standard">Perdue dans ses pensées extatiques, Eléonore vit trop tard le boulet de canon débarquer sous la forme d'une jeune adolescente aussi inattentive qu'elle, qui la percuta de plein fouet. La différence de gabarit ne joua pas en la faveur de la gamine, qui se retrouva sur le cul en un rien de temps, sous le regard irrité de la Zagashienne, qui ne prêta pas vraiment attention au bruit inhabituel que produisit sa main gauche au contact du sol. Son irritation se transforma rapidement en un dédain amusé, comme en témoignait son sourcil droit qui s'était soudainement soulevé, lorsque l'enfant s'excusa platement, prétextant de n'avoir pas fait exprès. Encore heureux, tiens. Vus les regards inquiets qu'elle lançait constamment derrière elle, cette petite semblait craindre un éventuel poursuivant. Pas étonnant qu'elle rentre dans les gens, c'est ce qui arrive quand on ne regarde pas devant soi. Eléonore baissa ses yeux olives vers ses chausses, sur lesquelles trônait une majestueuse empreinte de pied, du 36 à vue d’œil, avant de hausser les épaules.</text:p>
      <text:p text:style-name="Standard"/>
      <text:p text:style-name="Standard">-Je m'en remettrai.</text:p>
      <text:p text:style-name="Standard"/>
      <text:p text:style-name="Standard">D'humeur décidément volatile, l'expression de la blondinette changea à nouveau pour laisser place à une surprise sincère alors que Caprica se relevait et... l'époussetait. Voilà qui était bien curieux, et sans doute un peu trop poli. Eléonore l'observa lui tapotait la veste, ses deux sourcils arqués cette fois-ci. Même les gamins des rues étaient respectueux ici, ou quoi ? Ou alors l'adolescente avait simplement eu peur d'elle ? Dans tous les cas, son agresseuse tira sa révérence juste après, d'un pas à la fois guilleret et méfiant. Drôle de gamine, vraiment.</text:p>
      <text:p text:style-name="Standard">Il fallut quelques secondes à l'ex-militaire pour réaliser le préjudice qui lui avait été porté. Sa poche bien légère lui mit cependant la puce à l'oreille et les connexions se firent ensuite rapidement. La garce ! Son regard de jade se mit instantanément à scruter la foule à la recherche de la petite criminelle. Pas question de la laisser s'en tirer avec son larcin. D'une part pour son honneur, se faire ainsi rouler par une gamine des rues était sans doute l'une des choses les plus humiliantes possible pour une fière fille de Dalai comme elle. Et d'autre part, parce que ladite fille de Dalai était complètement fauchée. Elle avait besoin de cet argent. Alors il fallait à tout prix qu'elle remette la main dessus.</text:p>
      <text:p text:style-name="Standard"/>
      <text:p text:style-name="Standard">Une mèche de cheveux tournant dans un coin de rue suffit pour la faire démarrer au quart de tour. Eléonore se mit à cavaler dans sa direction, bousculant badauds et étales sans aucune gêne sur son passage. Cette petite peste allait connaître le sort réservé à ceux qui provoquent le courroux des soldats de Zagash. Sans réfléchir, elle s'engouffra dans la ruelle à fond de balle. Elle avait l'avantage du physique -a priori- mais certainement pas celui du terrain. Il allait falloir rattraper la voleuse rapidement, si elle ne voulait pas la perdre dans ce dédale de rues crasseus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4-24T12:30:00.74</meta:creation-date>
    <dc:date>2018-04-24T17:42:50.05</dc:date>
    <meta:editing-duration>PT1H57M3S</meta:editing-duration>
    <meta:editing-cycles>191</meta:editing-cycles>
    <meta:generator>OpenOffice/4.1.1$Win32 OpenOffice.org_project/411m6$Build-9775</meta:generator>
    <dc:creator>Théo </dc:creator>
    <meta:document-statistic meta:table-count="0" meta:image-count="0" meta:object-count="0" meta:page-count="1" meta:paragraph-count="7" meta:word-count="710" meta:character-count="4319"/>
  </office:meta>
</office:document-meta>
</file>